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font-size="10pt" fo:font-weight="bold" officeooo:rsid="00218de9" officeooo:paragraph-rsid="00218de9" style:font-weight-asian="bold" style:font-weight-complex="bold"/>
    </style:style>
    <style:style style:name="P2" style:family="paragraph" style:parent-style-name="Standard">
      <style:text-properties fo:font-size="20pt" fo:font-weight="bold" officeooo:rsid="001d44f4" officeooo:paragraph-rsid="001d44f4" style:font-weight-asian="bold" style:font-weight-complex="bold"/>
    </style:style>
    <style:style style:name="P3" style:family="paragraph" style:parent-style-name="Standard">
      <style:text-properties fo:font-size="10pt" fo:font-weight="bold" officeooo:rsid="002144db" officeooo:paragraph-rsid="002144db" style:font-weight-asian="bold" style:font-weight-complex="bold"/>
    </style:style>
    <style:style style:name="P4" style:family="paragraph" style:parent-style-name="Standard">
      <style:text-properties fo:font-size="10pt" fo:font-weight="bold" officeooo:rsid="00218de9" officeooo:paragraph-rsid="00218de9" style:font-weight-asian="bold" style:font-weight-complex="bold"/>
    </style:style>
    <style:style style:name="P5" style:family="paragraph" style:parent-style-name="Standard">
      <style:text-properties fo:font-size="10pt" fo:font-weight="bold" officeooo:rsid="00236ce1" officeooo:paragraph-rsid="00236ce1" style:font-weight-asian="bold" style:font-weight-complex="bold"/>
    </style:style>
    <style:style style:name="P6" style:family="paragraph" style:parent-style-name="Standard">
      <style:text-properties fo:font-size="10pt" fo:font-weight="normal" officeooo:rsid="001e3db4" officeooo:paragraph-rsid="001e3db4" style:font-weight-asian="normal" style:font-weight-complex="normal"/>
    </style:style>
    <style:style style:name="P7" style:family="paragraph" style:parent-style-name="Standard">
      <style:text-properties fo:font-size="10pt" fo:font-weight="normal" officeooo:rsid="001febff" officeooo:paragraph-rsid="001febff" style:font-weight-asian="normal" style:font-weight-complex="normal"/>
    </style:style>
    <style:style style:name="P8" style:family="paragraph" style:parent-style-name="Standard">
      <style:text-properties fo:font-size="10pt" fo:font-weight="normal" officeooo:rsid="00218de9" officeooo:paragraph-rsid="00218de9" style:font-weight-asian="normal" style:font-weight-complex="normal"/>
    </style:style>
    <style:style style:name="P9" style:family="paragraph" style:parent-style-name="Standard">
      <style:text-properties fo:font-size="10pt" fo:font-weight="normal" officeooo:rsid="00236ce1" officeooo:paragraph-rsid="00236ce1" style:font-weight-asian="normal" style:font-weight-complex="normal"/>
    </style:style>
    <style:style style:name="P10" style:family="paragraph" style:parent-style-name="Standard">
      <style:text-properties officeooo:paragraph-rsid="001e3db4"/>
    </style:style>
    <style:style style:name="P11" style:family="paragraph" style:parent-style-name="Standard">
      <style:paragraph-properties style:line-height-at-least="0.402cm"/>
      <style:text-properties fo:color="#000000" loext:opacity="100%" style:font-name="Droid Sans Mono" fo:font-size="8.39999961853027pt" fo:font-weight="bold" fo:background-color="transparent" style:font-weight-asian="bold" style:font-weight-complex="bold"/>
    </style:style>
    <style:style style:name="P12" style:family="paragraph" style:parent-style-name="Standard">
      <style:text-properties fo:color="#000000" loext:opacity="100%" fo:font-size="10pt" fo:font-weight="bold" officeooo:rsid="00236ce1" officeooo:paragraph-rsid="00236ce1" fo:background-color="transparent" style:font-weight-asian="bold" style:font-weight-complex="bold"/>
    </style:style>
    <style:style style:name="P13" style:family="paragraph" style:parent-style-name="Standard">
      <style:text-properties fo:color="#000000" loext:opacity="100%" fo:font-size="10pt" fo:font-weight="bold" officeooo:rsid="0024a95c" officeooo:paragraph-rsid="0024a95c" fo:background-color="transparent" style:font-weight-asian="bold" style:font-weight-complex="bold"/>
    </style:style>
    <style:style style:name="P14" style:family="paragraph" style:parent-style-name="Standard">
      <style:text-properties fo:color="#000000" loext:opacity="100%" fo:font-size="10pt" fo:font-weight="bold" officeooo:rsid="0025bb8d" officeooo:paragraph-rsid="0025bb8d" fo:background-color="transparent" style:font-weight-asian="bold" style:font-weight-complex="bold"/>
    </style:style>
    <style:style style:name="P15" style:family="paragraph" style:parent-style-name="Standard">
      <style:text-properties fo:color="#000000" loext:opacity="100%" fo:font-size="10pt" fo:font-weight="normal" officeooo:rsid="0025bb8d" officeooo:paragraph-rsid="0025bb8d" fo:background-color="transparent" style:font-weight-asian="normal" style:font-weight-complex="normal"/>
    </style:style>
    <style:style style:name="P16" style:family="paragraph" style:parent-style-name="Standard">
      <style:text-properties fo:color="#000000" loext:opacity="100%" fo:font-size="10pt" fo:font-weight="normal" officeooo:rsid="0026aa94" officeooo:paragraph-rsid="0026aa94" fo:background-color="transparent" style:font-weight-asian="normal" style:font-weight-complex="normal"/>
    </style:style>
    <style:style style:name="P17" style:family="paragraph" style:parent-style-name="Standard">
      <style:text-properties fo:font-size="10pt" fo:font-weight="bold" officeooo:rsid="001e3db4" officeooo:paragraph-rsid="001e3db4" style:font-weight-asian="bold" style:font-weight-complex="bold"/>
    </style:style>
    <style:style style:name="P18" style:family="paragraph" style:parent-style-name="Standard">
      <style:text-properties fo:font-size="10pt" fo:font-weight="normal" officeooo:rsid="002144db" officeooo:paragraph-rsid="002144db" style:font-weight-asian="normal" style:font-weight-complex="normal"/>
    </style:style>
    <style:style style:name="P19" style:family="paragraph" style:parent-style-name="Standard">
      <style:text-properties fo:color="#000000" loext:opacity="100%" fo:font-size="10pt" fo:font-weight="bold" officeooo:rsid="0025bb8d" officeooo:paragraph-rsid="0025bb8d" fo:background-color="transparent" style:font-weight-asian="bold" style:font-weight-complex="bold"/>
    </style:style>
    <style:style style:name="P20" style:family="paragraph" style:parent-style-name="Standard">
      <style:text-properties fo:font-size="20pt" fo:font-weight="bold" officeooo:rsid="001d44f4" officeooo:paragraph-rsid="001d44f4" style:font-weight-asian="bold" style:font-weight-complex="bold"/>
    </style:style>
    <style:style style:name="P21" style:family="paragraph" style:parent-style-name="Standard">
      <style:text-properties officeooo:paragraph-rsid="0028c5de"/>
    </style:style>
    <style:style style:name="T1" style:family="text">
      <style:text-properties fo:font-size="10pt" fo:font-weight="normal" officeooo:rsid="001e3db4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7aeda" style:font-weight-asian="bold" style:font-weight-complex="bold"/>
    </style:style>
    <style:style style:name="T4" style:family="text">
      <style:text-properties fo:font-weight="bold" officeooo:rsid="00281782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200a29"/>
    </style:style>
    <style:style style:name="T7" style:family="text">
      <style:text-properties officeooo:rsid="0028c5de"/>
    </style:style>
    <style:style style:name="T8" style:family="text">
      <style:text-properties fo:color="#000000" loext:opacity="100%" fo:font-size="10pt" fo:font-weight="bold" officeooo:rsid="0028c5de" fo:background-color="transparent" loext:char-shading-value="0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avascript Reference vs Copying</text:p>
      <text:p text:style-name="P2"/>
      <text:p text:style-name="P6">JavaScript has 5 data types that are copied by <text:span text:style-name="Strong_20_Emphasis"><text:span text:style-name="Emphasis">value</text:span></text:span>: <text:span text:style-name="Source_20_Text">Boolean</text:span>, <text:span text:style-name="Source_20_Text">null</text:span>, <text:span text:style-name="Source_20_Text">undefined</text:span>, <text:span text:style-name="Source_20_Text">String</text:span>, and <text:span text:style-name="Source_20_Text">Number</text:span>. We’ll call these <text:span text:style-name="Strong_20_Emphasis">primitive types</text:span>.</text:p>
      <text:p text:style-name="P10"><text:span text:style-name="T1"><text:tab/>-&gt; </text:span>When we assign these variables to other variables using <text:span text:style-name="Source_20_Text">=</text:span>, we <text:span text:style-name="Strong_20_Emphasis">copy</text:span> the value to the new <text:tab/><text:tab/>variable. They are copied by value.</text:p>
      <text:p text:style-name="P10"><text:span text:style-name="T1"><text:tab/>-&gt;</text:span>Changing one does not change the other. Think of the variables as having no relationship <text:tab/><text:tab/>to each other.</text:p>
      <text:p text:style-name="P6"/>
      <text:p text:style-name="P6">JavaScript has 3 data types that are copied by having their <text:span text:style-name="Strong_20_Emphasis"><text:span text:style-name="Emphasis">reference</text:span></text:span> copied: <text:span text:style-name="Source_20_Text">Array</text:span>, <text:span text:style-name="Source_20_Text">Function</text:span>, and <text:span text:style-name="Source_20_Text">Object</text:span>. These are all technically Objects, so we’ll refer to them collectively as <text:span text:style-name="Strong_20_Emphasis">Objects</text:span>.</text:p>
      <text:p text:style-name="P6">(<text:span text:style-name="T2">This is tricky)</text:span></text:p>
      <text:p text:style-name="P17">Variables store address value (memory location) of Objects. </text:p>
      <text:p text:style-name="P17">On, reassigning its value to another variable it will get address value, that will inturn point to</text:p>
      <text:p text:style-name="P17">the same memory location. Both are dependent changing one will change other.</text:p>
      <text:p text:style-name="P7"><text:span text:style-name="T2">Note: </text:span>Address are static value. <text:span text:style-name="T6">However, its content do change.</text:span></text:p>
      <text:p text:style-name="P7"/>
      <text:p text:style-name="P7"/>
      <text:p text:style-name="P3">== <text:span text:style-name="T5">and </text:span>=== <text:span text:style-name="T5">, when used on reference -type data like function, object, array, they check the reference, i.e., address value.</text:span></text:p>
      <text:p text:style-name="P18"/>
      <text:p text:style-name="P4">Function, object, array having can’t be directly compared for their properities to see if </text:p>
      <text:p text:style-name="P4">they have same value by comparision operator, rather we need to traverse and manually </text:p>
      <text:p text:style-name="P4">check for each properties.</text:p>
      <text:p text:style-name="P4"/>
      <text:h text:style-name="P1" text:outline-level="2">Passing Parameters through Functions</text:h>
      <text:p text:style-name="P4"/>
      <text:p text:style-name="P8">When we pass primitive values into a function, the function copies the values into its parameters. It’s effectively the same as using <text:span text:style-name="Source_20_Text">=</text:span>.</text:p>
      <text:p text:style-name="P8"/>
      <text:p text:style-name="P8"/>
      <text:p text:style-name="P8"/>
      <text:p text:style-name="P5">Making copy of the array i.e. creating new array at new memory location : </text:p>
      <text:p text:style-name="P9"/>
      <text:p text:style-name="P11">const team2 = players.splice();</text:p>
      <text:p text:style-name="P11">const team3 = [].concat(players);</text:p>
      <text:p text:style-name="P11">const team4 = [...players];</text:p>
      <text:p text:style-name="P11">const team5 = Array.from(players);</text:p>
      <text:p text:style-name="P11">const team6 = JSON.parse(JSON.stringify(players));</text:p>
      <text:p text:style-name="P11">players[0] = 'sarfaraz';</text:p>
      <text:p text:style-name="P12"/>
      <text:p text:style-name="P12"/>
      <text:p text:style-name="P13">Object : </text:p>
      <text:p text:style-name="P14">e.g. const wes = {</text:p>
      <text:p text:style-name="P14"><text:tab/>name : ‘wes’;</text:p>
      <text:p text:style-name="P14"><text:tab/>social : {</text:p>
      <text:p text:style-name="P14"><text:tab/><text:tab/>twitter : ‘@wesbos’</text:p>
      <text:p text:style-name="P14"><text:tab/><text:tab/>}</text:p>
      <text:p text:style-name="P14"><text:tab/><text:tab/>}</text:p>
      <text:p text:style-name="P14"/>
      <text:p text:style-name="P14">assigning object to another variable is similar to array, memory referece is assigned to the</text:p>
      <text:p text:style-name="P14">variable.</text:p>
      <text:p text:style-name="P14"/>
      <text:p text:style-name="P15">However, creating a copy of object is <text:span text:style-name="T2">different </text:span>from that of array. </text:p>
      <text:p text:style-name="P15"/>
      <text:p text:style-name="P15">Const dev = Object.assign({}, wes); // <text:span text:style-name="T2">does 1 level copy, internal objects have reference to original</text:span></text:p>
      <text:p text:style-name="P15">const dev2 = JSON.parse(JSON.stringify(wes)); // <text:span text:style-name="T2">does deep copy – in efficient though does work</text:span></text:p>
      <text:p text:style-name="P16"><text:span text:style-name="T2">const dev3 = {...dev} // like spread for array. // </text:span><text:span text:style-name="T3">does shallow copy only upto leve</text:span><text:span text:style-name="T4">l</text:span><text:span text:style-name="T3"> 1</text:span></text:p>
      <text:p text:style-name="P14">// lodash has a clonedeep method. But always think twic before using, do really need ?</text:p>
      <text:p text:style-name="P21"><text:soft-page-break/><text:span text:style-name="T8">Reference : [ </text:span><text:a xlink:type="simple" xlink:href="https://www.educative.io/courses/step-up-your-js-a-comprehensive-guide-to-intermediate-javascript/7nAZrnYW9rG" text:style-name="Internet_20_link" text:visited-style-name="Visited_20_Internet_20_Link">https://www.educative.io/courses/step-up-your-js-a-comprehensive-guide-to-intermediate-javascript/7nAZrnYW9rG</text:a> <text:span text:style-name="T7">] </text:span></text:p>
      <text:p text:style-name="P21"/>
      <text:p text:style-name="P21"><text:span text:style-name="T7">Further reading : [ </text:span><text:a xlink:type="simple" xlink:href="https://stackoverflow.com/questions/6605640/javascript-by-reference-vs-by-value?answertab=active#tab-top" text:style-name="Internet_20_link" text:visited-style-name="Visited_20_Internet_20_Link"><text:span text:style-name="T7">https://stackoverflow.com/questions/6605640/javascript-by-reference-vs-by-value?answertab=active#tab-top</text:span></text:a><text:span text:style-name="T7"> </text:span><text:span text:style-name="T8">]</text:span></text:p>
      <text:p text:style-name="P14"/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2-01T22:34:20.887779029</meta:creation-date>
    <dc:date>2021-02-01T23:44:49.347755352</dc:date>
    <meta:editing-duration>PT1H9M46S</meta:editing-duration>
    <meta:editing-cycles>14</meta:editing-cycles>
    <meta:generator>LibreOffice/7.0.4.2$Linux_X86_64 LibreOffice_project/573028415b474775687f7355a6d413c41d013a01</meta:generator>
    <meta:document-statistic meta:table-count="0" meta:image-count="0" meta:object-count="0" meta:page-count="2" meta:paragraph-count="39" meta:word-count="383" meta:character-count="2541" meta:non-whitespace-character-count="2175"/>
  </office:meta>
</office:document-meta>
</file>